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20pt" style:text-underline-style="solid" style:text-underline-width="auto" style:text-underline-color="font-color" fo:font-weight="bold" officeooo:rsid="000b6503" style:font-size-asian="20pt" style:font-weight-asian="bold" style:font-size-complex="20pt" style:font-weight-complex="bold"/>
    </style:style>
    <style:style style:name="T3" style:family="text"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font-name="Arial" fo:font-size="16pt" style:text-underline-style="solid" style:text-underline-width="auto" style:text-underline-color="font-color" fo:font-weight="bold" officeooo:rsid="000bb2a4" style:font-size-asian="16pt" style:font-weight-asian="bold" style:font-size-complex="16pt" style:font-weight-complex="bold"/>
    </style:style>
    <style:style style:name="T5" style:family="text">
      <style:text-properties style:font-name="Arial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APPORT </text:span><text:span text:style-name="T2">GÉNIE LOGICIEL</text:span></text:p>
      <text:p text:style-name="P2"/>
      <text:p text:style-name="P5"><text:span text:style-name="T3">I - Besoins de l'utilisateur :</text:span></text:p>
      <text:p text:style-name="P3"/>
      <text:p text:style-name="P5"><text:span text:style-name="T5">Le but du projet est de réaliser le jeu Puissance 4 avec les fonctionnalitées/contraintes suivantes :</text:span></text:p>
      <text:p text:style-name="P4"/>
      <text:p text:style-name="P5"><text:span text:style-name="T5">- Taille variable du plateau</text:span></text:p>
      <text:p text:style-name="P5"><text:span text:style-name="T5">- Choisir le nombre de pièces alignées à gagner</text:span></text:p>
      <text:p text:style-name="P5"><text:span text:style-name="T5">- Un mode joueur contre IA</text:span></text:p>
      <text:p text:style-name="P5"><text:span text:style-name="T5">- Choisir le niveau de l’IA</text:span></text:p>
      <text:p text:style-name="P5"><text:span text:style-name="T5">- Choisir la couleur des pièces</text:span></text:p>
      <text:p text:style-name="P5"><text:span text:style-name="T5">- Choisir qui joue en premier</text:span><text:line-break/><text:span text:style-name="T5">- Un atout spécial</text:span></text:p>
      <text:p text:style-name="P5"><text:span text:style-name="T5">- Undo/redo</text:span></text:p>
      <text:p text:style-name="P5"><text:span text:style-name="T5">- Bonus : ajouter des conseils aux joueurs + expliquer la stratégie de l'IA à l'utilisateur </text:span></text:p>
      <text:p text:style-name="P4"/>
      <text:p text:style-name="P5"><text:span text:style-name="T5">Le projet a les contraintes de développement suivantes :</text:span></text:p>
      <text:p text:style-name="P4"/>
      <text:p text:style-name="P5"><text:span text:style-name="T5">- Développement en Python</text:span></text:p>
      <text:p text:style-name="P5"><text:span text:style-name="T5">- Utiliser la librairie Tkniter pour les interfaces</text:span></text:p>
      <text:p text:style-name="P5"><text:span text:style-name="T5">- Algorithme min-max pour l’IA</text:span></text:p>
      <text:p text:style-name="P5"><text:span text:style-name="T5">- Respecter les exigences de génie logiciel, d’algorithme et d’interface graphique</text:span><text:line-break/></text:p>
      <text:p text:style-name="Standard"><text:span text:style-name="T3">II - </text:span><text:span text:style-name="T4">aaaaa</text:span><text:span text:style-name="T3"> 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1T11:42:36.151000000</dc:date>
    <meta:editing-duration>PT11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7" meta:word-count="126" meta:character-count="720" meta:non-whitespace-character-count="609"/>
  </office:meta>
</office:document-meta>
</file>